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c4c7" officeooo:paragraph-rsid="0012c4c7"/>
    </style:style>
    <style:style style:name="P2" style:family="paragraph" style:parent-style-name="Text_20_body">
      <style:text-properties officeooo:rsid="0012c4c7" officeooo:paragraph-rsid="00174aa7"/>
    </style:style>
    <style:style style:name="P3" style:family="paragraph" style:parent-style-name="Title">
      <style:text-properties officeooo:rsid="0012c4c7" officeooo:paragraph-rsid="0012c4c7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12c4c7" officeooo:paragraph-rsid="00174aa7"/>
    </style:style>
    <style:style style:name="P5" style:family="paragraph" style:parent-style-name="Text_20_body">
      <style:text-properties officeooo:rsid="0012c4c7" officeooo:paragraph-rsid="0024765f"/>
    </style:style>
    <style:style style:name="P6" style:family="paragraph" style:parent-style-name="Text_20_body">
      <style:text-properties officeooo:paragraph-rsid="0024765f"/>
    </style:style>
    <style:style style:name="P7" style:family="paragraph" style:parent-style-name="Heading_20_1">
      <style:text-properties officeooo:rsid="0012c4c7" officeooo:paragraph-rsid="0012c4c7"/>
    </style:style>
    <style:style style:name="T1" style:family="text">
      <style:text-properties officeooo:rsid="00174aa7"/>
    </style:style>
    <style:style style:name="T2" style:family="text">
      <style:text-properties officeooo:rsid="001a83c3"/>
    </style:style>
    <style:style style:name="T3" style:family="text">
      <style:text-properties officeooo:rsid="0020893c"/>
    </style:style>
    <style:style style:name="T4" style:family="text">
      <style:text-properties officeooo:rsid="00247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-Do List</text:p>
      <text:p text:style-name="Text_20_body">☐☑</text:p>
      <text:h text:style-name="P7" text:outline-level="1">27/07/2018</text:h>
      <text:p text:style-name="P1">- ☑<text:span text:style-name="T1"> </text:span>Add all interact sub classes.</text:p>
      <text:p text:style-name="P4">- ☑<text:span text:style-name="T1"> Leave majority of these classes to after first test</text:span></text:p>
      <text:p text:style-name="P2">- ☑<text:span text:style-name="T1"> </text:span>Add SFML class</text:p>
      <text:p text:style-name="P5">- ☐<text:span text:style-name="T1"> </text:span>Add main <text:span text:style-name="T2">function</text:span></text:p>
      <text:p text:style-name="P2">- ☑<text:span text:style-name="T1"> </text:span>Put all classes into compilation file</text:p>
      <text:p text:style-name="P2">- ☑<text:span text:style-name="T1"> </text:span>Debug program</text:p>
      <text:p text:style-name="P5">- ☐<text:span text:style-name="T1"> Add save feature (probably a future thing)</text:span></text:p>
      <text:p text:style-name="P5">- ☐<text:span text:style-name="T1"> Add level editor feature (probably a future thing)</text:span></text:p>
      <text:h text:style-name="Heading_20_1" text:outline-level="1">28/07/2018</text:h>
      <text:p text:style-name="Text_20_body">- ☑<text:span text:style-name="T3"> Initialise objects in interact class.</text:span></text:p>
      <text:p text:style-name="P6">- ☐<text:span text:style-name="T4"> set up the sfml class and wind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8:02:35.447638902</meta:creation-date>
    <dc:date>2018-07-29T18:07:30.522697697</dc:date>
    <meta:editing-duration>PT3H9M43S</meta:editing-duration>
    <meta:editing-cycles>17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80" meta:character-count="394" meta:non-whitespace-character-count="328"/>
  </office:meta>
</office:document-meta>
</file>